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1602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timestamp (abs)</text:p>
          </table:table-cell>
          <table:table-cell office:value-type="string" calcext:value-type="string">
            <text:p>sample rate (Hz)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4" calcext:value-type="float">
            <text:p>46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9" calcext:value-type="float">
            <text:p>46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9" calcext:value-type="float">
            <text:p>481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7" calcext:value-type="float">
            <text:p>700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9" calcext:value-type="float">
            <text:p>705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72" calcext:value-type="float">
            <text:p>707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85" calcext:value-type="float">
            <text:p>70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98" calcext:value-type="float">
            <text:p>709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26" calcext:value-type="float">
            <text:p>712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9" calcext:value-type="float">
            <text:p>71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5" calcext:value-type="float">
            <text:p>71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4" calcext:value-type="float">
            <text:p>659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8" calcext:value-type="float">
            <text:p>463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06" calcext:value-type="float">
            <text:p>490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8" calcext:value-type="float">
            <text:p>494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79" calcext:value-type="float">
            <text:p>697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9" calcext:value-type="float">
            <text:p>699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4" calcext:value-type="float">
            <text:p>7004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4" calcext:value-type="float">
            <text:p>7014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2" calcext:value-type="float">
            <text:p>7052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5" calcext:value-type="float">
            <text:p>705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5" calcext:value-type="float">
            <text:p>706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78" calcext:value-type="float">
            <text:p>707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5" calcext:value-type="float">
            <text:p>710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9" calcext:value-type="float">
            <text:p>7119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22" calcext:value-type="float">
            <text:p>7122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2" calcext:value-type="float">
            <text:p>7132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45" calcext:value-type="float">
            <text:p>7145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8" calcext:value-type="float">
            <text:p>7158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7" calcext:value-type="float">
            <text:p>695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89" calcext:value-type="float">
            <text:p>6989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5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1008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[.A1]*128+[.B1]*64+[.C1]*32+[.D1]*16+[.E1]*8+[.F1]*4+[.G1]*2+[.H1]*1)" office:value-type="float" office:value="15" calcext:value-type="float">
            <text:p>15</text:p>
          </table:table-cell>
          <table:table-cell table:formula="of:=(255-[.J1])" office:value-type="float" office:value="240" calcext:value-type="float">
            <text:p>240</text:p>
          </table:table-cell>
          <table:table-cell/>
          <table:table-cell table:formula="of:=CHAR([.K1])" office:value-type="string" office:string-value="￰" calcext:value-type="string">
            <text:p>￰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2]*128+[.B2]*64+[.C2]*32+[.D2]*16+[.E2]*8+[.F2]*4+[.G2]*2+[.H2]*1)" office:value-type="float" office:value="186" calcext:value-type="float">
            <text:p>186</text:p>
          </table:table-cell>
          <table:table-cell table:formula="of:=(255-[.J2])" office:value-type="float" office:value="69" calcext:value-type="float">
            <text:p>69</text:p>
          </table:table-cell>
          <table:table-cell/>
          <table:table-cell table:formula="of:=CHAR([.K2])" office:value-type="string" office:string-value="E" calcext:value-type="string">
            <text:p>E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3]*128+[.B3]*64+[.C3]*32+[.D3]*16+[.E3]*8+[.F3]*4+[.G3]*2+[.H3]*1)" office:value-type="float" office:value="170" calcext:value-type="float">
            <text:p>170</text:p>
          </table:table-cell>
          <table:table-cell table:formula="of:=(255-[.J3])" office:value-type="float" office:value="85" calcext:value-type="float">
            <text:p>85</text:p>
          </table:table-cell>
          <table:table-cell/>
          <table:table-cell table:formula="of:=CHAR([.K3])" office:value-type="string" office:string-value="U" calcext:value-type="string">
            <text:p>U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4]*128+[.B4]*64+[.C4]*32+[.D4]*16+[.E4]*8+[.F4]*4+[.G4]*2+[.H4]*1)" office:value-type="float" office:value="173" calcext:value-type="float">
            <text:p>173</text:p>
          </table:table-cell>
          <table:table-cell table:formula="of:=(255-[.J4])" office:value-type="float" office:value="82" calcext:value-type="float">
            <text:p>82</text:p>
          </table:table-cell>
          <table:table-cell/>
          <table:table-cell table:formula="of:=CHAR([.K4])" office:value-type="string" office:string-value="R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A5]*128+[.B5]*64+[.C5]*32+[.D5]*16+[.E5]*8+[.F5]*4+[.G5]*2+[.H5]*1)" office:value-type="float" office:value="176" calcext:value-type="float">
            <text:p>176</text:p>
          </table:table-cell>
          <table:table-cell table:formula="of:=(255-[.J5])" office:value-type="float" office:value="79" calcext:value-type="float">
            <text:p>79</text:p>
          </table:table-cell>
          <table:table-cell/>
          <table:table-cell table:formula="of:=CHAR([.K5])" office:value-type="string" office:string-value="O" calcext:value-type="string">
            <text:p>O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[.A6]*128+[.B6]*64+[.C6]*32+[.D6]*16+[.E6]*8+[.F6]*4+[.G6]*2+[.H6]*1)" office:value-type="float" office:value="175" calcext:value-type="float">
            <text:p>175</text:p>
          </table:table-cell>
          <table:table-cell table:formula="of:=(255-[.J6])" office:value-type="float" office:value="80" calcext:value-type="float">
            <text:p>80</text:p>
          </table:table-cell>
          <table:table-cell/>
          <table:table-cell table:formula="of:=CHAR([.K6])" office:value-type="string" office:string-value="P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7]*128+[.B7]*64+[.C7]*32+[.D7]*16+[.E7]*8+[.F7]*4+[.G7]*2+[.H7]*1)" office:value-type="float" office:value="190" calcext:value-type="float">
            <text:p>190</text:p>
          </table:table-cell>
          <table:table-cell table:formula="of:=(255-[.J7])" office:value-type="float" office:value="65" calcext:value-type="float">
            <text:p>65</text:p>
          </table:table-cell>
          <table:table-cell/>
          <table:table-cell table:formula="of:=CHAR([.K7])" office:value-type="string" office:string-value="A" calcext:value-type="string">
            <text:p>A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8]*128+[.B8]*64+[.C8]*32+[.D8]*16+[.E8]*8+[.F8]*4+[.G8]*2+[.H8]*1)" office:value-type="float" office:value="223" calcext:value-type="float">
            <text:p>223</text:p>
          </table:table-cell>
          <table:table-cell table:formula="of:=(255-[.J8])" office:value-type="float" office:value="32" calcext:value-type="float">
            <text:p>32</text:p>
          </table:table-cell>
          <table:table-cell/>
          <table:table-cell table:formula="of:=CHAR([.K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9]*128+[.B9]*64+[.C9]*32+[.D9]*16+[.E9]*8+[.F9]*4+[.G9]*2+[.H9]*1)" office:value-type="float" office:value="205" calcext:value-type="float">
            <text:p>205</text:p>
          </table:table-cell>
          <table:table-cell table:formula="of:=(255-[.J9])" office:value-type="float" office:value="50" calcext:value-type="float">
            <text:p>50</text:p>
          </table:table-cell>
          <table:table-cell/>
          <table:table-cell table:formula="of:=CHAR([.K9])" office:value-type="string" office:string-value="2" calcext:value-type="string">
            <text:p>2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0]*128+[.B10]*64+[.C10]*32+[.D10]*16+[.E10]*8+[.F10]*4+[.G10]*2+[.H10]*1)" office:value-type="float" office:value="185" calcext:value-type="float">
            <text:p>185</text:p>
          </table:table-cell>
          <table:table-cell table:formula="of:=(255-[.J10])" office:value-type="float" office:value="70" calcext:value-type="float">
            <text:p>70</text:p>
          </table:table-cell>
          <table:table-cell/>
          <table:table-cell table:formula="of:=CHAR([.K10])" office:value-type="string" office:string-value="F" calcext:value-type="string">
            <text:p>F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1]*128+[.B11]*64+[.C11]*32+[.D11]*16+[.E11]*8+[.F11]*4+[.G11]*2+[.H11]*1)" office:value-type="float" office:value="178" calcext:value-type="float">
            <text:p>178</text:p>
          </table:table-cell>
          <table:table-cell table:formula="of:=(255-[.J11])" office:value-type="float" office:value="77" calcext:value-type="float">
            <text:p>77</text:p>
          </table:table-cell>
          <table:table-cell/>
          <table:table-cell table:formula="of:=CHAR([.K11])" office:value-type="string" office:string-value="M" calcext:value-type="string">
            <text:p>M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2]*128+[.B12]*64+[.C12]*32+[.D12]*16+[.E12]*8+[.F12]*4+[.G12]*2+[.H12]*1)" office:value-type="float" office:value="206" calcext:value-type="float">
            <text:p>206</text:p>
          </table:table-cell>
          <table:table-cell table:formula="of:=(255-[.J12])" office:value-type="float" office:value="49" calcext:value-type="float">
            <text:p>49</text:p>
          </table:table-cell>
          <table:table-cell/>
          <table:table-cell table:formula="of:=CHAR([.K12])" office:value-type="string" office:string-value="1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13]*128+[.B13]*64+[.C13]*32+[.D13]*16+[.E13]*8+[.F13]*4+[.G13]*2+[.H13]*1)" office:value-type="float" office:value="210" calcext:value-type="float">
            <text:p>210</text:p>
          </table:table-cell>
          <table:table-cell table:formula="of:=(255-[.J13])" office:value-type="float" office:value="45" calcext:value-type="float">
            <text:p>45</text:p>
          </table:table-cell>
          <table:table-cell/>
          <table:table-cell table:formula="of:=CHAR([.K13]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4]*128+[.B14]*64+[.C14]*32+[.D14]*16+[.E14]*8+[.F14]*4+[.G14]*2+[.H14]*1)" office:value-type="float" office:value="201" calcext:value-type="float">
            <text:p>201</text:p>
          </table:table-cell>
          <table:table-cell table:formula="of:=(255-[.J14])" office:value-type="float" office:value="54" calcext:value-type="float">
            <text:p>54</text:p>
          </table:table-cell>
          <table:table-cell/>
          <table:table-cell table:formula="of:=CHAR([.K14])" office:value-type="string" office:string-value="6" calcext:value-type="string">
            <text:p>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15]*128+[.B15]*64+[.C15]*32+[.D15]*16+[.E15]*8+[.F15]*4+[.G15]*2+[.H15]*1)" office:value-type="float" office:value="223" calcext:value-type="float">
            <text:p>223</text:p>
          </table:table-cell>
          <table:table-cell table:formula="of:=(255-[.J15])" office:value-type="float" office:value="32" calcext:value-type="float">
            <text:p>32</text:p>
          </table:table-cell>
          <table:table-cell/>
          <table:table-cell table:formula="of:=CHAR([.K15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16]*128+[.B16]*64+[.C16]*32+[.D16]*16+[.E16]*8+[.F16]*4+[.G16]*2+[.H16]*1)" office:value-type="float" office:value="223" calcext:value-type="float">
            <text:p>223</text:p>
          </table:table-cell>
          <table:table-cell table:formula="of:=(255-[.J16])" office:value-type="float" office:value="32" calcext:value-type="float">
            <text:p>32</text:p>
          </table:table-cell>
          <table:table-cell/>
          <table:table-cell table:formula="of:=CHAR([.K1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17]*128+[.B17]*64+[.C17]*32+[.D17]*16+[.E17]*8+[.F17]*4+[.G17]*2+[.H17]*1)" office:value-type="float" office:value="223" calcext:value-type="float">
            <text:p>223</text:p>
          </table:table-cell>
          <table:table-cell table:formula="of:=(255-[.J17])" office:value-type="float" office:value="32" calcext:value-type="float">
            <text:p>32</text:p>
          </table:table-cell>
          <table:table-cell/>
          <table:table-cell table:formula="of:=CHAR([.K1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8]*128+[.B18]*64+[.C18]*32+[.D18]*16+[.E18]*8+[.F18]*4+[.G18]*2+[.H18]*1)" office:value-type="float" office:value="149" calcext:value-type="float">
            <text:p>149</text:p>
          </table:table-cell>
          <table:table-cell table:formula="of:=(255-[.J18])" office:value-type="float" office:value="106" calcext:value-type="float">
            <text:p>106</text:p>
          </table:table-cell>
          <table:table-cell/>
          <table:table-cell table:formula="of:=CHAR([.K18])" office:value-type="string" office:string-value="j" calcext:value-type="string">
            <text:p>j</text:p>
          </table:table-cell>
          <table:table-cell table:number-columns-repeated="2"/>
          <table:table-cell table:formula="of:=MOD(SUM([.K1:.K17]);256)"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[.A19]*128+[.B19]*64+[.C19]*32+[.D19]*16+[.E19]*8+[.F19]*4+[.G19]*2+[.H19]*1)" office:value-type="float" office:value="15" calcext:value-type="float">
            <text:p>15</text:p>
          </table:table-cell>
          <table:table-cell table:formula="of:=(255-[.J19])" office:value-type="float" office:value="240" calcext:value-type="float">
            <text:p>240</text:p>
          </table:table-cell>
          <table:table-cell/>
          <table:table-cell table:formula="of:=CHAR([.K19])" office:value-type="string" office:string-value="￰" calcext:value-type="string">
            <text:p>￰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20]*128+[.B20]*64+[.C20]*32+[.D20]*16+[.E20]*8+[.F20]*4+[.G20]*2+[.H20]*1)" office:value-type="float" office:value="186" calcext:value-type="float">
            <text:p>186</text:p>
          </table:table-cell>
          <table:table-cell table:formula="of:=(255-[.J20])" office:value-type="float" office:value="69" calcext:value-type="float">
            <text:p>69</text:p>
          </table:table-cell>
          <table:table-cell/>
          <table:table-cell table:formula="of:=CHAR([.K20])" office:value-type="string" office:string-value="E" calcext:value-type="string">
            <text:p>E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21]*128+[.B21]*64+[.C21]*32+[.D21]*16+[.E21]*8+[.F21]*4+[.G21]*2+[.H21]*1)" office:value-type="float" office:value="170" calcext:value-type="float">
            <text:p>170</text:p>
          </table:table-cell>
          <table:table-cell table:formula="of:=(255-[.J21])" office:value-type="float" office:value="85" calcext:value-type="float">
            <text:p>85</text:p>
          </table:table-cell>
          <table:table-cell/>
          <table:table-cell table:formula="of:=CHAR([.K21])" office:value-type="string" office:string-value="U" calcext:value-type="string">
            <text:p>U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22]*128+[.B22]*64+[.C22]*32+[.D22]*16+[.E22]*8+[.F22]*4+[.G22]*2+[.H22]*1)" office:value-type="float" office:value="173" calcext:value-type="float">
            <text:p>173</text:p>
          </table:table-cell>
          <table:table-cell table:formula="of:=(255-[.J22])" office:value-type="float" office:value="82" calcext:value-type="float">
            <text:p>82</text:p>
          </table:table-cell>
          <table:table-cell/>
          <table:table-cell table:formula="of:=CHAR([.K22])" office:value-type="string" office:string-value="R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A23]*128+[.B23]*64+[.C23]*32+[.D23]*16+[.E23]*8+[.F23]*4+[.G23]*2+[.H23]*1)" office:value-type="float" office:value="176" calcext:value-type="float">
            <text:p>176</text:p>
          </table:table-cell>
          <table:table-cell table:formula="of:=(255-[.J23])" office:value-type="float" office:value="79" calcext:value-type="float">
            <text:p>79</text:p>
          </table:table-cell>
          <table:table-cell/>
          <table:table-cell table:formula="of:=CHAR([.K23])" office:value-type="string" office:string-value="O" calcext:value-type="string">
            <text:p>O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[.A24]*128+[.B24]*64+[.C24]*32+[.D24]*16+[.E24]*8+[.F24]*4+[.G24]*2+[.H24]*1)" office:value-type="float" office:value="175" calcext:value-type="float">
            <text:p>175</text:p>
          </table:table-cell>
          <table:table-cell table:formula="of:=(255-[.J24])" office:value-type="float" office:value="80" calcext:value-type="float">
            <text:p>80</text:p>
          </table:table-cell>
          <table:table-cell/>
          <table:table-cell table:formula="of:=CHAR([.K24])" office:value-type="string" office:string-value="P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25]*128+[.B25]*64+[.C25]*32+[.D25]*16+[.E25]*8+[.F25]*4+[.G25]*2+[.H25]*1)" office:value-type="float" office:value="190" calcext:value-type="float">
            <text:p>190</text:p>
          </table:table-cell>
          <table:table-cell table:formula="of:=(255-[.J25])" office:value-type="float" office:value="65" calcext:value-type="float">
            <text:p>65</text:p>
          </table:table-cell>
          <table:table-cell/>
          <table:table-cell table:formula="of:=CHAR([.K25])" office:value-type="string" office:string-value="A" calcext:value-type="string">
            <text:p>A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26]*128+[.B26]*64+[.C26]*32+[.D26]*16+[.E26]*8+[.F26]*4+[.G26]*2+[.H26]*1)" office:value-type="float" office:value="223" calcext:value-type="float">
            <text:p>223</text:p>
          </table:table-cell>
          <table:table-cell table:formula="of:=(255-[.J26])" office:value-type="float" office:value="32" calcext:value-type="float">
            <text:p>32</text:p>
          </table:table-cell>
          <table:table-cell/>
          <table:table-cell table:formula="of:=CHAR([.K2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27]*128+[.B27]*64+[.C27]*32+[.D27]*16+[.E27]*8+[.F27]*4+[.G27]*2+[.H27]*1)" office:value-type="float" office:value="205" calcext:value-type="float">
            <text:p>205</text:p>
          </table:table-cell>
          <table:table-cell table:formula="of:=(255-[.J27])" office:value-type="float" office:value="50" calcext:value-type="float">
            <text:p>50</text:p>
          </table:table-cell>
          <table:table-cell/>
          <table:table-cell table:formula="of:=CHAR([.K27])" office:value-type="string" office:string-value="2" calcext:value-type="string">
            <text:p>2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28]*128+[.B28]*64+[.C28]*32+[.D28]*16+[.E28]*8+[.F28]*4+[.G28]*2+[.H28]*1)" office:value-type="float" office:value="185" calcext:value-type="float">
            <text:p>185</text:p>
          </table:table-cell>
          <table:table-cell table:formula="of:=(255-[.J28])" office:value-type="float" office:value="70" calcext:value-type="float">
            <text:p>70</text:p>
          </table:table-cell>
          <table:table-cell/>
          <table:table-cell table:formula="of:=CHAR([.K28])" office:value-type="string" office:string-value="F" calcext:value-type="string">
            <text:p>F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29]*128+[.B29]*64+[.C29]*32+[.D29]*16+[.E29]*8+[.F29]*4+[.G29]*2+[.H29]*1)" office:value-type="float" office:value="178" calcext:value-type="float">
            <text:p>178</text:p>
          </table:table-cell>
          <table:table-cell table:formula="of:=(255-[.J29])" office:value-type="float" office:value="77" calcext:value-type="float">
            <text:p>77</text:p>
          </table:table-cell>
          <table:table-cell/>
          <table:table-cell table:formula="of:=CHAR([.K29])" office:value-type="string" office:string-value="M" calcext:value-type="string">
            <text:p>M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30]*128+[.B30]*64+[.C30]*32+[.D30]*16+[.E30]*8+[.F30]*4+[.G30]*2+[.H30]*1)" office:value-type="float" office:value="206" calcext:value-type="float">
            <text:p>206</text:p>
          </table:table-cell>
          <table:table-cell table:formula="of:=(255-[.J30])" office:value-type="float" office:value="49" calcext:value-type="float">
            <text:p>49</text:p>
          </table:table-cell>
          <table:table-cell/>
          <table:table-cell table:formula="of:=CHAR([.K30])" office:value-type="string" office:string-value="1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A31]*128+[.B31]*64+[.C31]*32+[.D31]*16+[.E31]*8+[.F31]*4+[.G31]*2+[.H31]*1)" office:value-type="float" office:value="210" calcext:value-type="float">
            <text:p>210</text:p>
          </table:table-cell>
          <table:table-cell table:formula="of:=(255-[.J31])" office:value-type="float" office:value="45" calcext:value-type="float">
            <text:p>45</text:p>
          </table:table-cell>
          <table:table-cell/>
          <table:table-cell table:formula="of:=CHAR([.K31])" office:value-type="string" office:string-value="-" calcext:value-type="string">
            <text:p>-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32]*128+[.B32]*64+[.C32]*32+[.D32]*16+[.E32]*8+[.F32]*4+[.G32]*2+[.H32]*1)" office:value-type="float" office:value="201" calcext:value-type="float">
            <text:p>201</text:p>
          </table:table-cell>
          <table:table-cell table:formula="of:=(255-[.J32])" office:value-type="float" office:value="54" calcext:value-type="float">
            <text:p>54</text:p>
          </table:table-cell>
          <table:table-cell/>
          <table:table-cell table:formula="of:=CHAR([.K32])" office:value-type="string" office:string-value="6" calcext:value-type="string">
            <text:p>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33]*128+[.B33]*64+[.C33]*32+[.D33]*16+[.E33]*8+[.F33]*4+[.G33]*2+[.H33]*1)" office:value-type="float" office:value="223" calcext:value-type="float">
            <text:p>223</text:p>
          </table:table-cell>
          <table:table-cell table:formula="of:=(255-[.J33])" office:value-type="float" office:value="32" calcext:value-type="float">
            <text:p>32</text:p>
          </table:table-cell>
          <table:table-cell/>
          <table:table-cell table:formula="of:=CHAR([.K33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34]*128+[.B34]*64+[.C34]*32+[.D34]*16+[.E34]*8+[.F34]*4+[.G34]*2+[.H34]*1)" office:value-type="float" office:value="223" calcext:value-type="float">
            <text:p>223</text:p>
          </table:table-cell>
          <table:table-cell table:formula="of:=(255-[.J34])" office:value-type="float" office:value="32" calcext:value-type="float">
            <text:p>32</text:p>
          </table:table-cell>
          <table:table-cell/>
          <table:table-cell table:formula="of:=CHAR([.K34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([.A35]*128+[.B35]*64+[.C35]*32+[.D35]*16+[.E35]*8+[.F35]*4+[.G35]*2+[.H35]*1)" office:value-type="float" office:value="223" calcext:value-type="float">
            <text:p>223</text:p>
          </table:table-cell>
          <table:table-cell table:formula="of:=(255-[.J35])" office:value-type="float" office:value="32" calcext:value-type="float">
            <text:p>32</text:p>
          </table:table-cell>
          <table:table-cell/>
          <table:table-cell table:formula="of:=CHAR([.K35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36]*128+[.B36]*64+[.C36]*32+[.D36]*16+[.E36]*8+[.F36]*4+[.G36]*2+[.H36]*1)" office:value-type="float" office:value="149" calcext:value-type="float">
            <text:p>149</text:p>
          </table:table-cell>
          <table:table-cell table:formula="of:=(255-[.J36])" office:value-type="float" office:value="106" calcext:value-type="float">
            <text:p>106</text:p>
          </table:table-cell>
          <table:table-cell/>
          <table:table-cell table:formula="of:=CHAR([.K36])" office:value-type="string" office:string-value="j" calcext:value-type="string">
            <text:p>j</text:p>
          </table:table-cell>
          <table:table-cell table:number-columns-repeated="2"/>
          <table:table-cell table:formula="of:=MOD(SUM([.K19:.K35]);256)"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([.A37]*128+[.B37]*64+[.C37]*32+[.D37]*16+[.E37]*8+[.F37]*4+[.G37]*2+[.H37]*1)" office:value-type="float" office:value="15" calcext:value-type="float">
            <text:p>15</text:p>
          </table:table-cell>
          <table:table-cell table:formula="of:=(255-[.J37])" office:value-type="float" office:value="240" calcext:value-type="float">
            <text:p>240</text:p>
          </table:table-cell>
          <table:table-cell/>
          <table:table-cell table:formula="of:=CHAR([.K37])" office:value-type="string" office:string-value="￰" calcext:value-type="string">
            <text:p>￰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A38]*128+[.B38]*64+[.C38]*32+[.D38]*16+[.E38]*8+[.F38]*4+[.G38]*2+[.H38]*1)" office:value-type="float" office:value="188" calcext:value-type="float">
            <text:p>188</text:p>
          </table:table-cell>
          <table:table-cell table:formula="of:=(255-[.J38])" office:value-type="float" office:value="67" calcext:value-type="float">
            <text:p>67</text:p>
          </table:table-cell>
          <table:table-cell/>
          <table:table-cell table:formula="of:=CHAR([.K38])" office:value-type="string" office:string-value="C" calcext:value-type="string">
            <text:p>C</text:p>
          </table:table-cell>
          <table:table-cell table:number-columns-repeated="1011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([.A39]*128+[.B39]*64+[.C39]*32+[.D39]*16+[.E39]*8+[.F39]*4+[.G39]*2+[.H39]*1)" office:value-type="float" office:value="0" calcext:value-type="float">
            <text:p>0</text:p>
          </table:table-cell>
          <table:table-cell table:formula="of:=(255-[.J39])" office:value-type="float" office:value="255" calcext:value-type="float">
            <text:p>255</text:p>
          </table:table-cell>
          <table:table-cell/>
          <table:table-cell table:formula="of:=CHAR([.K39])" office:value-type="string" office:string-value="" calcext:value-type="string">
            <text:p/>
          </table:table-cell>
          <table:table-cell table:number-columns-repeated="1011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([.A40]*128+[.B40]*64+[.C40]*32+[.D40]*16+[.E40]*8+[.F40]*4+[.G40]*2+[.H40]*1)" office:value-type="float" office:value="0" calcext:value-type="float">
            <text:p>0</text:p>
          </table:table-cell>
          <table:table-cell table:formula="of:=(255-[.J40])" office:value-type="float" office:value="255" calcext:value-type="float">
            <text:p>255</text:p>
          </table:table-cell>
          <table:table-cell/>
          <table:table-cell table:formula="of:=CHAR([.K40])" office:value-type="string" office:string-value="" calcext:value-type="string">
            <text:p/>
          </table:table-cell>
          <table:table-cell table:number-columns-repeated="1011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([.A41]*128+[.B41]*64+[.C41]*32+[.D41]*16+[.E41]*8+[.F41]*4+[.G41]*2+[.H41]*1)" office:value-type="float" office:value="0" calcext:value-type="float">
            <text:p>0</text:p>
          </table:table-cell>
          <table:table-cell table:formula="of:=(255-[.J41])" office:value-type="float" office:value="255" calcext:value-type="float">
            <text:p>255</text:p>
          </table:table-cell>
          <table:table-cell/>
          <table:table-cell table:formula="of:=CHAR([.K41])" office:value-type="string" office:string-value="" calcext:value-type="string">
            <text:p/>
          </table:table-cell>
          <table:table-cell table:number-columns-repeated="1011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([.A42]*128+[.B42]*64+[.C42]*32+[.D42]*16+[.E42]*8+[.F42]*4+[.G42]*2+[.H42]*1)" office:value-type="float" office:value="0" calcext:value-type="float">
            <text:p>0</text:p>
          </table:table-cell>
          <table:table-cell table:formula="of:=(255-[.J42])" office:value-type="float" office:value="255" calcext:value-type="float">
            <text:p>255</text:p>
          </table:table-cell>
          <table:table-cell/>
          <table:table-cell table:formula="of:=CHAR([.K42])" office:value-type="string" office:string-value="" calcext:value-type="string">
            <text:p/>
          </table:table-cell>
          <table:table-cell table:number-columns-repeated="1011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/>
          <table:table-cell table:formula="of:=([.A43]*128+[.B43]*64+[.C43]*32+[.D43]*16+[.E43]*8+[.F43]*4+[.G43]*2+[.H43]*1)" office:value-type="float" office:value="0" calcext:value-type="float">
            <text:p>0</text:p>
          </table:table-cell>
          <table:table-cell table:formula="of:=(255-[.J43])" office:value-type="float" office:value="255" calcext:value-type="float">
            <text:p>255</text:p>
          </table:table-cell>
          <table:table-cell/>
          <table:table-cell table:formula="of:=CHAR([.K43])" office:value-type="string" office:string-value="" calcext:value-type="string">
            <text:p/>
          </table:table-cell>
          <table:table-cell table:number-columns-repeated="1011"/>
        </table:table-row>
      </table:table>
      <table:named-expressions/>
      <table:database-ranges>
        <table:database-range table:name="__Anonymous_Sheet_DB__0" table:target-range-address="Sheet1.A1:Sheet1.E835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4T08:40:10.118737340</dc:date>
    <meta:generator>LibreOffice/4.2.6.3$Linux_X86_64 LibreOffice_project/420m0$Build-3</meta:generator>
    <meta:editing-duration>P0D</meta:editing-duration>
    <meta:editing-cycles>1</meta:editing-cycles>
    <meta:document-statistic meta:table-count="2" meta:cell-count="4650" meta:object-count="0"/>
  </office:meta>
</office:document-meta>
</file>